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fo:font-weight="bold" style:font-weight-asian="bold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 Narrow" fo:font-size="22pt" style:font-size-asian="22pt" style:font-size-complex="22pt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 Narrow"/>
    </style:style>
    <style:style style:name="P5" style:family="paragraph" style:parent-style-name="Horizontal_20_Line">
      <style:text-properties style:font-name="Arial Narrow"/>
    </style:style>
    <style:style style:name="T1" style:family="text">
      <style:text-properties fo:font-size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size-asian="22pt"/>
    </style:style>
    <style:style style:name="T4" style:family="text">
      <style:text-properties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oncept</text:span></text:p>
      <text:p text:style-name="P2"/>
      <text:p text:style-name="P1">Slide 1: Mass Culture Events</text:p>
      <text:p text:style-name="P1"><text:tab/>What are they?</text:p>
      <text:p text:style-name="P1"><text:tab/><text:tab/>Climate of Psuedo-Events of the mid-to-late 70's</text:p>
      <text:p text:style-name="P1"><text:tab/>Aim and Goal?</text:p>
      <text:p text:style-name="P1"><text:tab/>Examples: Flaming Lips “Parking Lot Experiments”, Ant Farm Collective “Media Burn”, Blast Theory (Can You See Me Now?)</text:p>
      <text:p text:style-name="P1"/>
      <text:p text:style-name="P5"/>
      <text:p text:style-name="P1">Slide 2: Life as a Game</text:p>
      <text:p text:style-name="P1"><text:tab/>SFZero is a Collaborative Production Game</text:p>
      <text:p text:style-name="P1"><text:tab/>Everyone is a “player” of life and their characters are built by completing real life “tasks”</text:p>
      <text:p text:style-name="P1"><text:tab/>Goal: Meet new people, Explore the city, participate in non-consumer leisure activities</text:p>
      <text:p text:style-name="P1"><text:tab/><text:tab/>City as a Game Board</text:p>
      <text:p text:style-name="P1"><text:tab/><text:tab/>Real-world actions from virtual sources</text:p>
      <text:p text:style-name="P1"><text:tab/><text:tab/><text:tab/>Text Messaging</text:p>
      <text:p text:style-name="P1"><text:tab/><text:tab/><text:tab/>Ad-hoc Networking</text:p>
      <text:p text:style-name="P1"/>
      <text:p text:style-name="P5"/>
      <text:p text:style-name="P1">Slide 3: Journey to the End of the Night</text:p>
      <text:p text:style-name="P1"><text:tab/>What is it?</text:p>
      <text:p text:style-name="P1"><text:tab/>Why DC?</text:p>
      <text:p text:style-name="P1"><text:tab/>Motivations to do event?</text:p>
      <text:p text:style-name="P1"/>
      <text:p text:style-name="P5"/>
      <text:p text:style-name="P1">Slide 4: Can you do this? Yes, but remember... (responsibility and warning)</text:p>
      <text:p text:style-name="P1"><text:tab/>Concerns?</text:p>
      <text:p text:style-name="P1"><text:tab/>Compare to other risky but rewarding events and art pieces</text:p>
      <text:p text:style-name="P1"/>
      <text:p text:style-name="P1"/>
      <text:p text:style-name="P1"/>
      <text:p text:style-name="P3">Preparation</text:p>
      <text:p text:style-name="P1"/>
      <text:p text:style-name="P1">Slide 5: Main Organizers, Staff Recruitment, and Volunteer Appeals</text:p>
      <text:p text:style-name="P1"><text:tab/>Take up the Torch</text:p>
      <text:p text:style-name="P1"><text:tab/><text:tab/>Main Organizers / Executives</text:p>
      <text:p text:style-name="P1"><text:tab/><text:tab/>Head of Chasers</text:p>
      <text:p text:style-name="P1"><text:tab/><text:tab/>Support Staff</text:p>
      <text:p text:style-name="P1"><text:tab/><text:tab/>Checkpoint Leaders</text:p>
      <text:p text:style-name="P1"><text:tab/>DC Group-house Culture</text:p>
      <text:p text:style-name="P1"><text:tab/>Out of Towners: Visiting Journey Organizers, Baltimore enthusiasts</text:p>
      <text:p text:style-name="P1"/>
      <text:p text:style-name="P5"/>
      <text:p text:style-name="P1"><text:soft-page-break/>Slide 6: Game Planning</text:p>
      <text:p text:style-name="P1"><text:tab/>Rules</text:p>
      <text:p text:style-name="P1"><text:tab/>Yearly Features</text:p>
      <text:p text:style-name="P1"><text:tab/>Choosing of Chaser Heros (and their minions)</text:p>
      <text:p text:style-name="P1"><text:tab/>Integration with other Journeys</text:p>
      <text:p text:style-name="P1"><text:tab/><text:tab/>Chicago and the “Bonus Checkpoint”, unlocking the use of an “Extra Life”</text:p>
      <text:p text:style-name="P1"/>
      <text:p text:style-name="Horizontal_20_Line"/>
      <text:p text:style-name="P1">Slide 7: Web Site (Design, Development, and Promotion)</text:p>
      <text:p text:style-name="P1"><text:tab/>Tool for event promotion</text:p>
      <text:p text:style-name="P1"><text:tab/>Proof of legitimacy</text:p>
      <text:p text:style-name="P1"><text:tab/>Rallying Point</text:p>
      <text:p text:style-name="P1"><text:tab/>Message Emanation</text:p>
      <text:p text:style-name="P1"/>
      <text:p text:style-name="Horizontal_20_Line"/>
      <text:p text:style-name="P1">Slide 8: Course Planning</text:p>
      <text:p text:style-name="P1"><text:tab/>Discussion on Strategic Locations for this Year</text:p>
      <text:p text:style-name="P1"><text:tab/>Walk-Thru and Location Scouting</text:p>
      <text:p text:style-name="P1"/>
      <text:p text:style-name="P5"/>
      <text:p text:style-name="P1">Slide 9: Community Engagement and Player Outreach</text:p>
      <text:p text:style-name="P1"><text:tab/>Build-Up of and Communication with Audiences</text:p>
      <text:p text:style-name="P1"><text:tab/>Urge to Register</text:p>
      <text:p text:style-name="P1"><text:tab/>Promotion to College Campuses, Offices, Runners, etc.</text:p>
      <text:p text:style-name="P1"><text:tab/>Sponsors</text:p>
      <text:p text:style-name="P1"><text:tab/>On-going Twitter Campaign with Hints, Welcomes, and Question/Answer</text:p>
      <text:p text:style-name="P1"><text:tab/>Player Partnering</text:p>
      <text:p text:style-name="P1"><text:tab/><text:tab/>Chicago players urged to talk with DC players to swap clues and partner up for game-night</text:p>
      <text:p text:style-name="P1"/>
      <text:p text:style-name="P5"/>
      <text:p text:style-name="P1">Slide 10: Day-of-Game Scenarios</text:p>
      <text:p text:style-name="P1"><text:tab/>Chaser Movements: Initial hour chaser movements and then hour-by-hour adjustments</text:p>
      <text:p text:style-name="P1"><text:tab/>Communication Methods: Twitter feeds, public and private as well as text messaging (the need for a Dispatch position may arise)</text:p>
      <text:p text:style-name="P1"><text:tab/>Game Flow Managing: Triggers and Dependencies such as...</text:p>
      <text:p text:style-name="P1"><text:tab/><text:tab/>Movement of “Characters”</text:p>
      <text:p text:style-name="P1"><text:tab/><text:tab/>“Catch Quotas”</text:p>
      <text:p text:style-name="P1"><text:tab/><text:tab/>Head-counts</text:p>
      <text:p text:style-name="P1"/>
      <text:p text:style-name="P1"/>
      <text:p text:style-name="P4"><text:span text:style-name="T2">Event</text:span></text:p>
      <text:p text:style-name="P2"/>
      <text:p text:style-name="P2">The night starts with...</text:p>
      <text:p text:style-name="P2"/>
      <text:p text:style-name="P1">Slide 11: Checkpoint Setup</text:p>
      <text:p text:style-name="P1"><text:soft-page-break/><text:tab/>Materials check-out</text:p>
      <text:p text:style-name="P1"><text:tab/>Arrival and setup</text:p>
      <text:p text:style-name="P1"><text:tab/>Activity preparation</text:p>
      <text:p text:style-name="P1"><text:tab/>Dealing with Law-Enforcement</text:p>
      <text:p text:style-name="P1"/>
      <text:p text:style-name="P5"/>
      <text:p text:style-name="P1">Slide 12: The Assembly</text:p>
      <text:p text:style-name="P1"><text:tab/>Dupont Circle takeover</text:p>
      <text:p text:style-name="P1"><text:tab/>Ribbon pass-out</text:p>
      <text:p text:style-name="P1"><text:tab/>Rules and Questions</text:p>
      <text:p text:style-name="P1"><text:tab/>Team Camaraderie</text:p>
      <text:p text:style-name="P1"><text:tab/>Promotional Face-time</text:p>
      <text:p text:style-name="P1"/>
      <text:p text:style-name="P5"/>
      <text:p text:style-name="P1">Slide 13: The Release</text:p>
      <text:p text:style-name="P1"><text:tab/>600+ People in DC Streets</text:p>
      <text:p text:style-name="P1"><text:tab/>Initial confusion and then gradual form comes from the chaos</text:p>
      <text:p text:style-name="P1"><text:tab/>Breaking up the Group: First Wave of Chasers</text:p>
      <text:p text:style-name="P1"/>
      <text:p text:style-name="P5"/>
      <text:p text:style-name="P1">Slide 14: Gameplay Dynamics</text:p>
      <text:p text:style-name="P1"><text:tab/>Bottlenecks and Eddies</text:p>
      <text:p text:style-name="P1"><text:tab/>Progression</text:p>
      <text:p text:style-name="P1"><text:tab/><text:tab/>Catch Mode vs. Intimidation Mode</text:p>
      <text:p text:style-name="P1"><text:tab/>Site Visits</text:p>
      <text:p text:style-name="P1"><text:tab/>Issue Resolution</text:p>
      <text:p text:style-name="P1"><text:tab/><text:tab/>Live rule clarification</text:p>
      <text:p text:style-name="P1"><text:tab/><text:tab/>“Deputizing”</text:p>
      <text:p text:style-name="P1"><text:tab/><text:tab/>De-centralized decision making and “Bargaining”</text:p>
      <text:p text:style-name="P5"/>
      <text:p text:style-name="P1">Slide 15: Personalities</text:p>
      <text:p text:style-name="P1"><text:tab/>People start to realize their roles as runner and chasers</text:p>
      <text:p text:style-name="P1"><text:tab/>Strategies Emerge (Group work, Individual Sacrifice, Hide-and-Seek)</text:p>
      <text:p text:style-name="P1"><text:tab/>Dilemmas</text:p>
      <text:p text:style-name="P1"><text:tab/>Marine Corps. Runners</text:p>
      <text:p text:style-name="P1"/>
      <text:p text:style-name="P5"/>
      <text:p text:style-name="P1">Slide 16: STORY</text:p>
      <text:p text:style-name="P1"><text:tab/>Policeman on National Mall, Runner had bag examined, Policeman found climbing chalk</text:p>
      <text:p text:style-name="P1"/>
      <text:p text:style-name="P5"/>
      <text:p text:style-name="P1">Slide 17: STORY</text:p>
      <text:p text:style-name="P1"><text:tab/>Runner approached on park bench near Hirshhorn, jumped down into parking lot, Breaks his leg, Chasers dispatched to the hospital to “tag” him</text:p>
      <text:p text:style-name="P1"/>
      <text:p text:style-name="P5"/>
      <text:p text:style-name="P1"><text:soft-page-break/>Slide 18: STORY</text:p>
      <text:p text:style-name="P1"><text:tab/>Pair of teenagers came down from Richmond, Cornered near Liquor store on Rhode and Florida, scaled a brick wall to escape 2 chasers using Parkour</text:p>
      <text:p text:style-name="P1"><text:tab/></text:p>
      <text:p text:style-name="P1"/>
      <text:p text:style-name="P5"/>
      <text:p text:style-name="P1">Slide 19: Award Ceremony</text:p>
      <text:p text:style-name="P1"><text:tab/>After Party</text:p>
      <text:p text:style-name="P1"><text:tab/>Tracking down Audio/Video (Speakeasy stories from that night)</text:p>
      <text:p text:style-name="P1"><text:tab/>Twitter Timeline</text:p>
      <text:p text:style-name="P1"/>
      <text:p text:style-name="P1"/>
      <text:p text:style-name="P4"><text:span text:style-name="T2">Closing</text:span></text:p>
      <text:p text:style-name="P2"/>
      <text:p text:style-name="P2">For more information on Journey in DC and across the nation, and how to start your own event...</text:p>
      <text:p text:style-name="P2"/>
      <text:p text:style-name="P1">Slide 20: Thank you</text:p>
      <text:p text:style-name="P1"><text:tab/>Links</text:p>
      <text:p text:style-name="P1"><text:tab/>Contact 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2T19:55:55</meta:creation-date>
    <dc:date>2009-10-02T22:28:48</dc:date>
    <meta:editing-duration>PT02H32M56S</meta:editing-duration>
    <meta:editing-cycles>49</meta:editing-cycles>
    <meta:generator>NeoOffice/3.0$Unix OpenOffice.org_project/Patch 0</meta:generator>
    <meta:document-statistic meta:table-count="0" meta:image-count="0" meta:object-count="0" meta:page-count="4" meta:paragraph-count="106" meta:word-count="564" meta:character-count="3693"/>
    <meta:user-defined meta:name="Info 1"/>
    <meta:user-defined meta:name="Info 2"/>
    <meta:user-defined meta:name="Info 3"/>
    <meta:user-defined meta:name="Info 4"/>
  </office:meta>
</office:document-meta>
</file>